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2.196cm" fo:margin-left="-0.201cm" table:align="left"/>
    </style:style>
    <style:style style:name="表1.A" style:family="table-column">
      <style:table-column-properties style:column-width="2.196cm"/>
    </style:style>
    <style:style style:name="表1.1" style:family="table-row">
      <style:table-row-properties style:min-row-height="0.688cm"/>
    </style:style>
    <style:style style:name="表1.A1" style:family="table-cell">
      <style:table-cell-properties fo:padding="0.097cm" fo:border="0.05pt solid #000000"/>
    </style:style>
    <style:style style:name="表2" style:family="table">
      <style:table-properties style:width="1.799cm" fo:margin-left="5.117cm" table:align="left"/>
    </style:style>
    <style:style style:name="表2.A" style:family="table-column">
      <style:table-column-properties style:column-width="1.799cm"/>
    </style:style>
    <style:style style:name="表2.1" style:family="table-row">
      <style:table-row-properties style:min-row-height="0.212cm"/>
    </style:style>
    <style:style style:name="表2.A1" style:family="table-cell">
      <style:table-cell-properties fo:padding="0.097cm" fo:border="0.05pt solid #000000"/>
    </style:style>
    <style:style style:name="表4" style:family="table">
      <style:table-properties style:width="1.508cm" fo:margin-left="1.413cm" table:align="left"/>
    </style:style>
    <style:style style:name="表4.A" style:family="table-column">
      <style:table-column-properties style:column-width="1.508cm"/>
    </style:style>
    <style:style style:name="表4.A1" style:family="table-cell">
      <style:table-cell-properties fo:padding="0.097cm" fo:border="0.05pt solid #000000"/>
    </style:style>
    <style:style style:name="表3" style:family="table">
      <style:table-properties style:width="1.799cm" fo:margin-left="5.17cm" table:align="left"/>
    </style:style>
    <style:style style:name="表3.A" style:family="table-column">
      <style:table-column-properties style:column-width="1.799cm"/>
    </style:style>
    <style:style style:name="表3.A1" style:family="table-cell">
      <style:table-cell-properties fo:padding="0.097cm" fo:border="0.05pt solid #000000"/>
    </style:style>
    <style:style style:name="表5" style:family="table">
      <style:table-properties style:width="2.487cm" fo:margin-left="1.598cm" table:align="left"/>
    </style:style>
    <style:style style:name="表5.A" style:family="table-column">
      <style:table-column-properties style:column-width="2.487cm"/>
    </style:style>
    <style:style style:name="表5.A1" style:family="table-cell">
      <style:table-cell-properties fo:padding="0.097cm" fo:border="0.05pt solid #000000"/>
    </style:style>
    <style:style style:name="表6" style:family="table">
      <style:table-properties style:width="2.408cm" fo:margin-left="1.704cm" table:align="left"/>
    </style:style>
    <style:style style:name="表6.A" style:family="table-column">
      <style:table-column-properties style:column-width="2.408cm"/>
    </style:style>
    <style:style style:name="表6.A1" style:family="table-cell">
      <style:table-cell-properties fo:padding="0.097cm" fo:border="0.05pt solid #000000"/>
    </style:style>
    <style:style style:name="表7" style:family="table">
      <style:table-properties style:width="2.487cm" fo:margin-left="1.598cm" table:align="left"/>
    </style:style>
    <style:style style:name="表7.A" style:family="table-column">
      <style:table-column-properties style:column-width="2.487cm"/>
    </style:style>
    <style:style style:name="表7.A1" style:family="table-cell">
      <style:table-cell-properties fo:padding="0.097cm" fo:border="0.05pt solid #000000"/>
    </style:style>
    <style:style style:name="表8" style:family="table">
      <style:table-properties style:width="2.487cm" fo:margin-left="1.572cm" table:align="left"/>
    </style:style>
    <style:style style:name="表8.A" style:family="table-column">
      <style:table-column-properties style:column-width="2.487cm"/>
    </style:style>
    <style:style style:name="表8.A1" style:family="table-cell">
      <style:table-cell-properties fo:padding="0.097cm" fo:border="0.05pt solid #000000"/>
    </style:style>
    <style:style style:name="表9" style:family="table">
      <style:table-properties style:width="2.593cm" fo:margin-left="1.598cm" table:align="left"/>
    </style:style>
    <style:style style:name="表9.A" style:family="table-column">
      <style:table-column-properties style:column-width="2.593cm"/>
    </style:style>
    <style:style style:name="表9.A1" style:family="table-cell">
      <style:table-cell-properties fo:padding="0.097cm" fo:border="0.05pt solid #000000"/>
    </style:style>
    <style:style style:name="表10" style:family="table">
      <style:table-properties style:width="2.487cm" fo:margin-left="1.625cm" table:align="left"/>
    </style:style>
    <style:style style:name="表10.A" style:family="table-column">
      <style:table-column-properties style:column-width="2.487cm"/>
    </style:style>
    <style:style style:name="表10.A1" style:family="table-cell">
      <style:table-cell-properties fo:padding="0.097cm" fo:border="0.05pt solid #000000"/>
    </style:style>
    <style:style style:name="表11" style:family="table">
      <style:table-properties style:width="2.408cm" fo:margin-left="1.704cm" table:align="left"/>
    </style:style>
    <style:style style:name="表11.A" style:family="table-column">
      <style:table-column-properties style:column-width="2.408cm"/>
    </style:style>
    <style:style style:name="表11.A1" style:family="table-cell">
      <style:table-cell-properties fo:padding="0.097cm" fo:border="0.05pt solid #000000"/>
    </style:style>
    <style:style style:name="P1" style:family="paragraph" style:parent-style-name="Standard">
      <style:text-properties officeooo:paragraph-rsid="000e0d14"/>
    </style:style>
    <style:style style:name="P2" style:family="paragraph" style:parent-style-name="Standard">
      <style:text-properties officeooo:paragraph-rsid="000ffa82"/>
    </style:style>
    <style:style style:name="P3" style:family="paragraph" style:parent-style-name="Standard">
      <style:text-properties officeooo:paragraph-rsid="0010a8c2"/>
    </style:style>
    <style:style style:name="P4" style:family="paragraph" style:parent-style-name="Standard">
      <style:text-properties officeooo:paragraph-rsid="0010d218"/>
    </style:style>
    <style:style style:name="P5" style:family="paragraph" style:parent-style-name="Standard">
      <style:text-properties officeooo:paragraph-rsid="0012c4e5"/>
    </style:style>
    <style:style style:name="P6" style:family="paragraph" style:parent-style-name="Table_20_Contents">
      <style:text-properties officeooo:rsid="0010d218" officeooo:paragraph-rsid="0010d218"/>
    </style:style>
    <style:style style:name="P7" style:family="paragraph" style:parent-style-name="Table_20_Contents">
      <style:paragraph-properties fo:text-align="justify" style:justify-single-word="false"/>
      <style:text-properties officeooo:rsid="0010d218" officeooo:paragraph-rsid="0010d218"/>
    </style:style>
    <style:style style:name="P8" style:family="paragraph" style:parent-style-name="Table_20_Contents">
      <style:text-properties officeooo:rsid="00121c26" officeooo:paragraph-rsid="00121c26"/>
    </style:style>
    <style:style style:name="P9" style:family="paragraph" style:parent-style-name="Table_20_Contents">
      <style:text-properties officeooo:rsid="00137a21" officeooo:paragraph-rsid="00137a21"/>
    </style:style>
    <style:style style:name="P10" style:family="paragraph" style:parent-style-name="Table_20_Contents">
      <style:text-properties officeooo:rsid="0013927e" officeooo:paragraph-rsid="0013927e"/>
    </style:style>
    <style:style style:name="P11" style:family="paragraph">
      <style:paragraph-properties fo:text-align="center"/>
    </style:style>
    <style:style style:name="P12" style:family="paragraph">
      <style:paragraph-properties fo:text-align="center"/>
      <style:text-properties fo:font-size="12pt"/>
    </style:style>
    <style:style style:name="T1" style:family="text">
      <style:text-properties officeooo:rsid="0013927e"/>
    </style:style>
    <style:style style:name="T2" style:family="text">
      <style:text-properties fo:font-size="14.8500003814697pt" style:font-size-asian="13pt" style:font-size-complex="14.8500003814697pt"/>
    </style:style>
    <style:style style:name="T3" style:family="text">
      <style:text-properties officeooo:rsid="0013cb81"/>
    </style:style>
    <style:style style:name="T4" style:family="text">
      <style:text-properties officeooo:rsid="00169595"/>
    </style:style>
    <style:style style:name="T5" style:family="text">
      <style:text-properties officeooo:rsid="0017c5ca"/>
    </style:style>
    <style:style style:name="T6" style:family="text">
      <style:text-properties officeooo:rsid="0018706d"/>
    </style: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tab/><text:tab/> <text:s text:c="3"/><text:span text:style-name="T2">仕様書</text:span></text:p>
      <table:table table:name="表1" table:style-name="表1">
        <table:table-column table:style-name="表1.A"/>
        <table:table-row table:style-name="表1.1">
          <table:table-cell table:style-name="表1.A1" office:value-type="string">
            <text:p text:style-name="P6">saga_js</text:p>
          </table:table-cell>
        </table:table-row>
      </table:table>
      <text:p text:style-name="Standard"><draw:line text:anchor-type="paragraph" draw:z-index="0" draw:name="シェイプ2" draw:style-name="gr1" draw:text-style-name="P11" svg:x1="1.806cm" svg:y1="1.577cm" svg:x2="1.832cm" svg:y2="1.577cm"><text:p/></draw:line><draw:line text:anchor-type="paragraph" draw:z-index="1" draw:name="シェイプ4" draw:style-name="gr1" draw:text-style-name="P11" svg:x1="4.002cm" svg:y1="1.365cm" svg:x2="4.028cm" svg:y2="3.773cm"><text:p/></draw:line><draw:line text:anchor-type="paragraph" draw:z-index="2" draw:name="シェイプ5" draw:style-name="gr1" draw:text-style-name="P11" svg:x1="4.002cm" svg:y1="1.365cm" svg:x2="5.087cm" svg:y2="1.365cm"><text:p/></draw:line><draw:line text:anchor-type="paragraph" draw:z-index="3" draw:name="シェイプ1" draw:style-name="gr1" draw:text-style-name="P11" svg:x1="-0.179cm" svg:y1="0.148cm" svg:x2="-0.205cm" svg:y2="0.148cm"><text:p/></draw:line><draw:line text:anchor-type="paragraph" draw:z-index="5" draw:name="シェイプ8" draw:style-name="gr1" draw:text-style-name="P12" svg:x1="-0.205cm" svg:y1="0.147cm" svg:x2="-0.177cm" svg:y2="15.707cm"><text:p/></draw:line><text:tab/><text:tab/><text:tab/><text:tab/><text:tab/><text:tab/></text:p>
      <text:p text:style-name="P1"/>
      <table:table table:name="表2" table:style-name="表2">
        <table:table-column table:style-name="表2.A"/>
        <table:table-row table:style-name="表2.1">
          <table:table-cell table:style-name="表2.A1" office:value-type="string">
            <text:p text:style-name="P8">script.js</text:p>
          </table:table-cell>
        </table:table-row>
      </table:table>
      <text:p text:style-name="P2"/>
      <text:p text:style-name="P3"/>
      <table:table table:name="表4" table:style-name="表4">
        <table:table-column table:style-name="表4.A"/>
        <table:table-row table:style-name="TableLine1696629556960">
          <table:table-cell table:style-name="表4.A1" office:value-type="string">
            <text:p text:style-name="P7"><draw:line text:anchor-type="paragraph" draw:z-index="6" draw:name="シェイプ9" draw:style-name="gr1" draw:text-style-name="P11" svg:x1="-1.662cm" svg:y1="0.169cm" svg:x2="-0.101cm" svg:y2="0.169cm"><text:p/></draw:line><draw:line text:anchor-type="paragraph" draw:z-index="7" draw:name="シェイプ12" draw:style-name="gr1" draw:text-style-name="P11" svg:x1="1.461cm" svg:y1="0.222cm" svg:x2="2.493cm" svg:y2="0.222cm"><text:p/></draw:line>JS</text:p>
          </table:table-cell>
        </table:table-row>
      </table:table>
      <text:p text:style-name="P3"><draw:line text:anchor-type="paragraph" draw:z-index="4" draw:name="シェイプ7" draw:style-name="gr1" draw:text-style-name="P11" svg:x1="4.029cm" svg:y1="0.457cm" svg:x2="4.029cm" svg:y2="1.327cm"><text:p/></draw:line></text:p>
      <text:p text:style-name="P2"/>
      <table:table table:name="表3" table:style-name="表3">
        <table:table-column table:style-name="表3.A"/>
        <table:table-row table:style-name="TableLine1696629552064">
          <table:table-cell table:style-name="表3.A1" office:value-type="string">
            <text:p text:style-name="P8"><draw:line text:anchor-type="paragraph" draw:z-index="12" draw:name="シェイプ6" draw:style-name="gr1" draw:text-style-name="P11" svg:x1="-1.238cm" svg:y1="0.254cm" svg:x2="-0.1cm" svg:y2="0.258cm"><text:p/></draw:line>Jquery.js</text:p>
          </table:table-cell>
        </table:table-row>
      </table:table>
      <text:p text:style-name="P1"><text:s/><text:tab/><text:tab/><text:tab/><text:tab/><text:tab/></text:p>
      <text:p text:style-name="P1"/>
      <text:p text:style-name="P1"><text:tab/><text:tab/><text:tab/><text:tab/><text:tab/></text:p>
      <text:p text:style-name="P4"/>
      <text:p text:style-name="P4"/>
      <table:table table:name="表5" table:style-name="表5">
        <table:table-column table:style-name="表5.A"/>
        <table:table-row table:style-name="TableLine1696629547168">
          <table:table-cell table:style-name="表5.A1" office:value-type="string">
            <text:p text:style-name="P8"><draw:polygon text:anchor-type="paragraph" draw:z-index="8" draw:name="シェイプ13" draw:style-name="gr1" draw:text-style-name="P11" svg:width="0cm" svg:height="0cm" svg:x="-1.847cm" svg:y="0.277cm" svg:viewBox="0 0 0 0" draw:points="0,0"><text:p/></draw:polygon><draw:line text:anchor-type="paragraph" draw:z-index="9" draw:name="シェイプ14" draw:style-name="gr1" draw:text-style-name="P11" svg:x1="-1.873cm" svg:y1="0.277cm" svg:x2="-0.074cm" svg:y2="0.277cm"><text:p/></draw:line>CSS</text:p>
          </table:table-cell>
        </table:table-row>
      </table:table>
      <text:p text:style-name="P4"><text:tab/><text:tab/></text:p>
      <text:p text:style-name="Standard"><draw:line text:anchor-type="paragraph" draw:z-index="10" draw:name="シェイプ10" draw:style-name="gr1" draw:text-style-name="P11" svg:x1="-0.178cm" svg:y1="3.385cm" svg:x2="-0.178cm" svg:y2="3.332cm"><text:p/></draw:line></text:p>
      <text:p text:style-name="Standard"/>
      <text:p text:style-name="Standard"/>
      <text:p text:style-name="Standard"/>
      <text:p text:style-name="Standard"/>
      <text:p text:style-name="Standard"><text:tab/><text:tab/></text:p>
      <table:table table:name="表6" table:style-name="表6">
        <table:table-column table:style-name="表6.A"/>
        <table:table-row table:style-name="TableLine1696629548528">
          <table:table-cell table:style-name="表6.A1" office:value-type="string">
            <text:p text:style-name="P8"><draw:line text:anchor-type="paragraph" draw:z-index="11" draw:name="シェイプ3" draw:style-name="gr1" draw:text-style-name="P11" svg:x1="-2.006cm" svg:y1="0.312cm" svg:x2="-0.101cm" svg:y2="0.312cm"><text:p/></draw:line>image</text:p>
          </table:table-cell>
        </table:table-row>
      </table:table>
      <text:p text:style-name="Standard"/>
      <text:p text:style-name="Standard"/>
      <text:p text:style-name="Standard"/>
      <text:p text:style-name="Standard"/>
      <text:p text:style-name="P5"/>
      <table:table table:name="表7" table:style-name="表7">
        <table:table-column table:style-name="表7.A"/>
        <table:table-row table:style-name="TableLine1696629547440">
          <table:table-cell table:style-name="表7.A1" office:value-type="string">
            <text:p text:style-name="P9"><draw:line text:anchor-type="paragraph" draw:z-index="15" draw:name="シェイプ18" draw:style-name="gr1" draw:text-style-name="P11" svg:x1="-1.873cm" svg:y1="0.078cm" svg:x2="-1.873cm" svg:y2="0.131cm"><text:p/></draw:line><draw:line text:anchor-type="paragraph" draw:z-index="16" draw:name="シェイプ19" draw:style-name="gr1" draw:text-style-name="P11" svg:x1="-1.871cm" svg:y1="0.131cm" svg:x2="-0.074cm" svg:y2="0.131cm"><text:p/></draw:line>Index.<text:span text:style-name="T5">html</text:span></text:p>
          </table:table-cell>
        </table:table-row>
      </table:table>
      <text:p text:style-name="P5"><draw:line text:anchor-type="paragraph" draw:z-index="13" draw:name="シェイプ11" draw:style-name="gr1" draw:text-style-name="P11" svg:x1="-0.178cm" svg:y1="6.107cm" svg:x2="-0.178cm" svg:y2="0.286cm"><text:p/></draw:line></text:p>
      <text:p text:style-name="P5"/>
      <text:p text:style-name="P5"/>
      <table:table table:name="表8" table:style-name="表8">
        <table:table-column table:style-name="表8.A"/>
        <table:table-row table:style-name="TableLine1696629562128">
          <table:table-cell table:style-name="表8.A1" office:value-type="string">
            <text:p text:style-name="P10"><draw:line text:anchor-type="paragraph" draw:z-index="21" draw:name="シェイプ20" draw:style-name="gr1" draw:text-style-name="P11" svg:x1="-1.847cm" svg:y1="0.208cm" svg:x2="-0.101cm" svg:y2="0.234cm"><text:p/></draw:line>s<text:span text:style-name="T6">f.html</text:span></text:p>
          </table:table-cell>
        </table:table-row>
      </table:table>
      <text:p text:style-name="P5"><text:tab/> <text:s text:c="3"/></text:p>
      <text:p text:style-name="P5"/>
      <text:p text:style-name="P5"/>
      <table:table table:name="表9" table:style-name="表9">
        <table:table-column table:style-name="表9.A"/>
        <table:table-row table:style-name="TableLine1696629549344">
          <table:table-cell table:style-name="表9.A1" office:value-type="string">
            <text:p text:style-name="P9"><draw:line text:anchor-type="paragraph" draw:z-index="20" draw:name="シェイプ16" draw:style-name="gr1" draw:text-style-name="P11" svg:x1="-1.873cm" svg:y1="0.206cm" svg:x2="-0.1cm" svg:y2="0.206cm"><text:p/></draw:line><text:span text:style-name="T6">la</text:span>.<text:span text:style-name="T6">html</text:span></text:p>
          </table:table-cell>
        </table:table-row>
      </table:table>
      <text:p text:style-name="P5"/>
      <text:p text:style-name="P5"><text:tab/> <text:s text:c="2"/></text:p>
      <text:p text:style-name="P5"><text:tab/> <text:s text:c="2"/></text:p>
      <table:table table:name="表10" table:style-name="表10">
        <table:table-column table:style-name="表10.A"/>
        <table:table-row table:style-name="TableLine1696629550976">
          <table:table-cell table:style-name="表10.A1" office:value-type="string">
            <text:p text:style-name="P9"><draw:line text:anchor-type="paragraph" draw:z-index="14" draw:name="シェイプ15" draw:style-name="gr1" draw:text-style-name="P11" svg:x1="-1.9cm" svg:y1="0.258cm" svg:x2="-0.207cm" svg:y2="0.258cm"><text:p/></draw:line><draw:line text:anchor-type="paragraph" draw:z-index="17" draw:name="シェイプ21" draw:style-name="gr1" draw:text-style-name="P11" svg:x1="-1.9cm" svg:y1="0.258cm" svg:x2="-1.9cm" svg:y2="2.031cm"><text:p/></draw:line><text:span text:style-name="T5">ar</text:span>izona.<text:span text:style-name="T5">html</text:span></text:p>
          </table:table-cell>
        </table:table-row>
      </table:table>
      <text:p text:style-name="P5"><text:tab/> <text:s text:c="2"/></text:p>
      <text:p text:style-name="P5"/>
      <text:p text:style-name="P5"><draw:line text:anchor-type="paragraph" draw:z-index="18" draw:name="シェイプ22" draw:style-name="gr1" draw:text-style-name="P11" svg:x1="-0.178cm" svg:y1="0.471cm" svg:x2="-0.178cm" svg:y2="0.841cm"><text:p/></draw:line><text:tab/> <text:s/></text:p>
      <table:table table:name="表11" table:style-name="表11">
        <table:table-column table:style-name="表11.A"/>
        <table:table-row table:style-name="TableLine1696629558592">
          <table:table-cell table:style-name="表11.A1" office:value-type="string">
            <text:p text:style-name="P9"><draw:line text:anchor-type="paragraph" draw:z-index="19" draw:name="シェイプ23" draw:style-name="gr1" draw:text-style-name="P11" svg:x1="-1.979cm" svg:y1="0.256cm" svg:x2="-0.1cm" svg:y2="0.256cm"><text:p/></draw:line>slot.html</text:p>
          </table:table-cell>
        </table:table-row>
      </table:table>
      <text:p text:style-name="P5"><text:soft-page-break/></text:p>
      <text:p text:style-name="P5">サイトタイトル　・　風景スライドショー</text:p>
      <text:p text:style-name="P5"/>
      <text:p text:style-name="P5">サイト構造階層　・　<text:span text:style-name="T1">HTML（５ページ）</text:span></text:p>
      <text:p text:style-name="P5">　　　　　　　　　　<text:span text:style-name="T1">CSS</text:span></text:p>
      <text:p text:style-name="P5"><text:tab/><text:tab/><text:tab/>JavaScript（<text:span text:style-name="T1">J</text:span><text:span text:style-name="T4">query</text:span>）</text:p>
      <text:p text:style-name="P5"/>
      <text:p text:style-name="P5">工夫した点　・　音の出し方についてJava<text:span text:style-name="T3">S</text:span>criptのみと<text:span text:style-name="T4">Jquery</text:span>導入２パターンの作成方法を調べました。</text:p>
      <text:p text:style-name="P5"/>
      <text:p text:style-name="P5">苦労した点　・　スライドさせるために風景を選ぶのと、基本的な作成技術または応用技術も導入するかという点を考案するのに苦労しました。</text:p>
      <text:p text:style-name="P5"/>
      <text:p text:style-name="P5">ブラシュアップするならば、アニメーションの作成工程のパターンをさらに増やして行きたいと思います。</text:p>
      <text:p text:style-name="P5"/>
      <text:p text:style-name="P5">自己評価　・　６０点</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9T16:15:18.316000000</meta:creation-date>
    <dc:date>2021-03-29T20:51:55.257000000</dc:date>
    <meta:editing-duration>PT8M28S</meta:editing-duration>
    <meta:editing-cycles>2</meta:editing-cycles>
    <meta:generator>LibreOffice/7.1.1.2$Windows_X86_64 LibreOffice_project/fe0b08f4af1bacafe4c7ecc87ce55bb426164676</meta:generator>
    <meta:document-statistic meta:table-count="11" meta:image-count="0" meta:object-count="0" meta:page-count="2" meta:paragraph-count="30" meta:word-count="209" meta:character-count="385" meta:non-whitespace-character-count="311"/>
  </office:meta>
</office:document-meta>
</file>